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F00000163D95ABC5BCCCAA355.png" manifest:media-type="image/png"/>
  <manifest:file-entry manifest:full-path="Pictures/100000000000010F000001636D86287FAB605D7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8.2563in" fo:margin-left="-0.1174in" fo:margin-top="0in" fo:margin-bottom="0in" style:page-number="auto" table:align="left" style:writing-mode="lr-tb"/>
    </style:style>
    <style:style style:name="Table1.A" style:family="table-column">
      <style:table-column-properties style:column-width="3.9972in"/>
    </style:style>
    <style:style style:name="Table1.B" style:family="table-column">
      <style:table-column-properties style:column-width="0.1868in"/>
    </style:style>
    <style:style style:name="Table1.C" style:family="table-column">
      <style:table-column-properties style:column-width="4.0722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P2" style:family="paragraph" style:parent-style-name="Standard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3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4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color="#666666" fo:font-size="8pt" style:font-size-asian="8pt" style:font-size-complex="8pt" fo:hyphenate="false" fo:hyphenation-remain-char-count="2" fo:hyphenation-push-char-count="2"/>
    </style:style>
    <style:style style:name="P5" style:family="paragraph" style:parent-style-name="Standard">
      <style:paragraph-properties fo:margin-top="0in" fo:margin-bottom="0in" loext:contextual-spacing="false" fo:line-height="0.0138in"/>
    </style:style>
    <style:style style:name="P6" style:family="paragraph" style:parent-style-name="Avery_20_Style_20_1">
      <style:paragraph-properties fo:margin-left="1.5in" fo:margin-right="0.2193in" fo:margin-top="0.0398in" fo:margin-bottom="0.0398in" loext:contextual-spacing="false" fo:text-indent="0in" style:auto-text-indent="false"/>
    </style:style>
    <style:style style:name="P7" style:family="paragraph" style:parent-style-name="Avery_20_Style_20_1">
      <style:paragraph-properties fo:margin-left="0.2193in" fo:margin-right="0.2193in" fo:margin-top="0.0398in" fo:margin-bottom="0.0398in" loext:contextual-spacing="false" fo:text-align="start" style:justify-single-word="false" fo:orphans="2" fo:widows="2" fo:text-indent="0in" style:auto-text-indent="false"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draw:frame draw:style-name="fr1" draw:name="Image1" text:anchor-type="paragraph" svg:x="0.4362in" svg:y="0.0626in" svg:width="1.4165in" svg:height="1.8555in" draw:z-index="0"><draw:image xlink:href="Pictures/100000000000010F000001636D86287FAB605D77.png" xlink:type="simple" xlink:show="embed" xlink:actuate="onLoad" loext:mime-type="image/png"/></draw:frame><draw:frame draw:style-name="fr1" draw:name="Image2" text:anchor-type="paragraph" svg:x="2.2972in" svg:y="0.0728in" svg:width="1.4165in" svg:height="1.8555in" draw:z-index="1"><draw:image xlink:href="Pictures/100000000000010F00000163D95ABC5BCCCAA355.png" xlink:type="simple" xlink:show="embed" xlink:actuate="onLoad" loext:mime-type="image/png"/></draw:frame></text:p>
          </table:table-cell>
          <table:table-cell table:style-name="Table1.A1" table:number-rows-spanned="5" office:value-type="string">
            <text:p text:style-name="P1"/>
          </table:table-cell>
          <table:table-cell table:style-name="Table1.A1" office:value-type="string">
            <text:p text:style-name="P2"><draw:frame draw:style-name="fr1" draw:name="Image7" text:anchor-type="paragraph" svg:x="0.4362in" svg:y="0.0626in" svg:width="1.4165in" svg:height="1.8555in" draw:z-index="6"><draw:image xlink:href="Pictures/100000000000010F000001636D86287FAB605D77.png" xlink:type="simple" xlink:show="embed" xlink:actuate="onLoad" loext:mime-type="image/png"/></draw:frame><draw:frame draw:style-name="fr1" draw:name="Image13" text:anchor-type="paragraph" svg:x="2.2972in" svg:y="0.0728in" svg:width="1.4165in" svg:height="1.8555in" draw:z-index="12"><draw:image xlink:href="Pictures/100000000000010F00000163D95ABC5BCCCAA355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3" text:anchor-type="paragraph" svg:x="0.4362in" svg:y="0.0626in" svg:width="1.4165in" svg:height="1.8555in" draw:z-index="2"><draw:image xlink:href="Pictures/100000000000010F000001636D86287FAB605D77.png" xlink:type="simple" xlink:show="embed" xlink:actuate="onLoad" loext:mime-type="image/png"/></draw:frame><draw:frame draw:style-name="fr1" draw:name="Image12" text:anchor-type="paragraph" svg:x="2.2972in" svg:y="0.0728in" svg:width="1.4165in" svg:height="1.8555in" draw:z-index="11"><draw:image xlink:href="Pictures/100000000000010F00000163D95ABC5BCCCAA355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3"><draw:frame draw:style-name="fr1" draw:name="Image6" text:anchor-type="paragraph" svg:x="0.4362in" svg:y="0.0626in" svg:width="1.4165in" svg:height="1.8555in" draw:z-index="5"><draw:image xlink:href="Pictures/100000000000010F000001636D86287FAB605D77.png" xlink:type="simple" xlink:show="embed" xlink:actuate="onLoad" loext:mime-type="image/png"/></draw:frame><draw:frame draw:style-name="fr1" draw:name="Image14" text:anchor-type="paragraph" svg:x="2.2972in" svg:y="0.0728in" svg:width="1.4165in" svg:height="1.8555in" draw:z-index="13"><draw:image xlink:href="Pictures/100000000000010F00000163D95ABC5BCCCAA355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4" text:anchor-type="paragraph" svg:x="0.4362in" svg:y="0.0626in" svg:width="1.4165in" svg:height="1.8555in" draw:z-index="3"><draw:image xlink:href="Pictures/100000000000010F000001636D86287FAB605D77.png" xlink:type="simple" xlink:show="embed" xlink:actuate="onLoad" loext:mime-type="image/png"/></draw:frame><draw:frame draw:style-name="fr1" draw:name="Image16" text:anchor-type="paragraph" svg:x="2.2972in" svg:y="0.0728in" svg:width="1.4165in" svg:height="1.8555in" draw:z-index="15"><draw:image xlink:href="Pictures/100000000000010F00000163D95ABC5BCCCAA355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4"><draw:frame draw:style-name="fr1" draw:name="Image5" text:anchor-type="paragraph" svg:x="0.4362in" svg:y="0.0626in" svg:width="1.4165in" svg:height="1.8555in" draw:z-index="4"><draw:image xlink:href="Pictures/100000000000010F000001636D86287FAB605D77.png" xlink:type="simple" xlink:show="embed" xlink:actuate="onLoad" loext:mime-type="image/png"/></draw:frame><draw:frame draw:style-name="fr1" draw:name="Image15" text:anchor-type="paragraph" svg:x="2.2972in" svg:y="0.0728in" svg:width="1.4165in" svg:height="1.8555in" draw:z-index="14"><draw:image xlink:href="Pictures/100000000000010F00000163D95ABC5BCCCAA355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8" text:anchor-type="paragraph" svg:x="0.4362in" svg:y="0.0626in" svg:width="1.4165in" svg:height="1.8555in" draw:z-index="7"><draw:image xlink:href="Pictures/100000000000010F000001636D86287FAB605D77.png" xlink:type="simple" xlink:show="embed" xlink:actuate="onLoad" loext:mime-type="image/png"/></draw:frame><draw:frame draw:style-name="fr1" draw:name="Image17" text:anchor-type="paragraph" svg:x="2.2972in" svg:y="0.0728in" svg:width="1.4165in" svg:height="1.8555in" draw:z-index="16"><draw:image xlink:href="Pictures/100000000000010F00000163D95ABC5BCCCAA355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6"><draw:frame draw:style-name="fr1" draw:name="Image11" text:anchor-type="paragraph" svg:x="0.4362in" svg:y="0.0626in" svg:width="1.4165in" svg:height="1.8555in" draw:z-index="10"><draw:image xlink:href="Pictures/100000000000010F000001636D86287FAB605D77.png" xlink:type="simple" xlink:show="embed" xlink:actuate="onLoad" loext:mime-type="image/png"/></draw:frame><draw:frame draw:style-name="fr1" draw:name="Image19" text:anchor-type="paragraph" svg:x="2.2972in" svg:y="0.0728in" svg:width="1.4165in" svg:height="1.8555in" draw:z-index="18"><draw:image xlink:href="Pictures/100000000000010F00000163D95ABC5BCCCAA355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7"><draw:frame draw:style-name="fr1" draw:name="Image9" text:anchor-type="paragraph" svg:x="0.4362in" svg:y="0.0626in" svg:width="1.4165in" svg:height="1.8555in" draw:z-index="8"><draw:image xlink:href="Pictures/100000000000010F000001636D86287FAB605D77.png" xlink:type="simple" xlink:show="embed" xlink:actuate="onLoad" loext:mime-type="image/png"/></draw:frame><draw:frame draw:style-name="fr1" draw:name="Image18" text:anchor-type="paragraph" svg:x="2.2972in" svg:y="0.0728in" svg:width="1.4165in" svg:height="1.8555in" draw:z-index="17"><draw:image xlink:href="Pictures/100000000000010F00000163D95ABC5BCCCAA355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7"><draw:frame draw:style-name="fr1" draw:name="Image10" text:anchor-type="paragraph" svg:x="0.4362in" svg:y="0.0626in" svg:width="1.4165in" svg:height="1.8555in" draw:z-index="9"><draw:image xlink:href="Pictures/100000000000010F000001636D86287FAB605D77.png" xlink:type="simple" xlink:show="embed" xlink:actuate="onLoad" loext:mime-type="image/png"/></draw:frame><draw:frame draw:style-name="fr1" draw:name="Image20" text:anchor-type="paragraph" svg:x="2.2972in" svg:y="0.0728in" svg:width="1.4165in" svg:height="1.8555in" draw:z-index="19"><draw:image xlink:href="Pictures/100000000000010F00000163D95ABC5BCCCAA355.png" xlink:type="simple" xlink:show="embed" xlink:actuate="onLoad" loext:mime-type="image/png"/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Avery_20_Style_20_1" style:display-name="Avery Style 1" style:family="paragraph" style:default-outline-level="">
      <style:paragraph-properties fo:margin-left="0.2193in" fo:margin-right="0.2193in" fo:margin-top="0.0398in" fo:margin-bottom="0.0398in" loext:contextual-spacing="false" fo:text-align="start" style:justify-single-word="false" fo:orphans="2" fo:widows="2" fo:hyphenation-ladder-count="no-limit" fo:text-indent="0in" style:auto-text-indent="false" style:punctuation-wrap="simple" style:writing-mode="lr-tb"/>
      <style:text-properties fo:color="#000000" style:font-name="Arial" fo:font-family="Arial" style:font-family-generic="roman" style:font-pitch="variable" fo:font-size="16pt" fo:language="en" fo:country="US" style:font-name-asian="Times New Roman1" style:font-family-asian="'Times New Roman'" style:font-family-generic-asian="system" style:font-pitch-asian="variable" style:font-size-asian="16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Address" style:display-name="HTML Address" style:family="paragraph" style:parent-style-name="Standard" style:default-outline-level="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Sender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Address_20_Char" style:display-name="HTML Address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425in" fo:margin-right="0.3098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19:44:00</meta:creation-date>
    <meta:initial-creator>Avery Dennison Corporation</meta:initial-creator>
    <dc:description>Copyright 2008 Avery Dennison Corporation. All rights reserved.</dc:description>
    <meta:keyword>Avery</meta:keyword>
    <meta:keyword>Templates</meta:keyword>
    <dc:language>en-US</dc:language>
    <meta:print-date>2018-11-22T11:50:23.950000000</meta:print-date>
    <dc:date>2018-11-22T11:54:50.757000000</dc:date>
    <meta:editing-cycles>36</meta:editing-cycles>
    <dc:subject>Avery Dennison Template</dc:subject>
    <dc:title>Avery Dennison Template</dc:title>
    <meta:editing-duration>P3DT17H49M31S</meta:editing-duration>
    <meta:generator>LibreOffice/5.4.4.2$Windows_X86_64 LibreOffice_project/2524958677847fb3bb44820e40380acbe820f960</meta:generator>
    <meta:document-statistic meta:table-count="1" meta:image-count="20" meta:object-count="0" meta:page-count="1" meta:paragraph-count="0" meta:word-count="0" meta:character-count="0" meta:non-whitespace-character-count="0"/>
    <meta:template xlink:type="simple" xlink:actuate="onRequest" xlink:title="Normal.dotm" xlink:href=""/>
  </office:meta>
</office:document-meta>
</file>